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17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1" style:family="table-cell" style:parent-style-name="highlighted_5f_usd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usd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usd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usd">
      <style:table-cell-properties fo:background-color="transparent"/>
      <style:text-properties style:font-name="Liberation Sans"/>
    </style:style>
    <style:style style:name="ce172" style:family="table-cell" style:parent-style-name="transparent_5f_usd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usd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86" style:family="table-cell" style:parent-style-name="Default">
      <style:table-cell-properties fo:background-color="#b2b2b2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0" style:family="table-cell" style:parent-style-name="taxable_5f_event_5f_usd">
      <style:table-cell-properties fo:background-color="transparent"/>
      <style:text-properties style:font-name="Liberation Sans"/>
    </style:style>
    <style:style style:name="ce201" style:family="table-cell" style:parent-style-name="taxable_5f_event_5f_alt_5f_usd">
      <style:table-cell-properties fo:background-color="transparent"/>
      <style:text-properties style:font-name="Liberation Sans"/>
    </style:style>
    <style:style style:name="ce202" style:family="table-cell" style:parent-style-name="taxable_5f_event_5f_border_5f_usd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1" style:family="table-cell" style:parent-style-name="from_5f_lot_5f_border_5f_usd">
      <style:table-cell-properties fo:background-color="transparent" fo:border="none"/>
      <style:text-properties style:font-name="Liberation Sans"/>
    </style:style>
    <style:style style:name="ce212" style:family="table-cell" style:parent-style-name="from_5f_lot_5f_usd">
      <style:table-cell-properties fo:background-color="transparent"/>
      <style:text-properties style:font-name="Liberation Sans"/>
    </style:style>
    <style:style style:name="ce213" style:family="table-cell" style:parent-style-name="from_5f_lot_5f_alt_5f_usd">
      <style:table-cell-properties fo:background-color="transparent"/>
      <style:text-properties style:font-name="Liberation Sans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6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apital_Gai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 table:number-columns-spanned="9" table:number-rows-spanned="1">
            <text:p>Capital Gain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2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0"/>
          <table:table-cell table:style-name="ce8"/>
          <table:table-cell table:style-name="ce147"/>
          <table:table-cell table:style-name="ce147"/>
          <table:table-cell table:style-name="ce147"/>
          <table:table-cell table:style-name="ce163"/>
          <table:table-cell table:style-name="ce163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147"/>
          <table:table-cell table:style-name="ce163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sold or disposed of</text:p>
          </table:table-cell>
          <table:table-cell table:style-name="ce149" office:value-type="string" calcext:value-type="string">
            <text:p>Proceeds (sales price)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Sol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sold or disposed of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/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TC</text:p>
          </table:table-cell>
          <table:table-cell table:style-name="from_lot_note_border_default" office:value-type="string">
            <text:p>01/01/2020</text:p>
          </table:table-cell>
          <table:table-cell table:style-name="taxable_event_note_border_default" office:value-type="string">
            <text:p>01/11/2020</text:p>
          </table:table-cell>
          <table:table-cell table:style-name="taxable_event_note_border_usd" office:value="2240.0" office:value-type="float"/>
          <table:table-cell table:style-name="from_lot_note_border_usd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usd" office:value="20.0" office:value-type="float"/>
          <table:table-cell table:style-name="taxable_event_note_border_default" office:value-type="string">
            <text:p>OUT / SELL</text:p>
          </table:table-cell>
          <table:table-cell table:style-name="from_lot_note_border_default" office:value-type="string">
            <text:p>1/3: 0.20000000 of 1.00000000 BTC</text:p>
          </table:table-cell>
          <table:table-cell table:style-name="taxable_event_note_border_default" office:value-type="string">
            <text:p>1/1: 0.20000000 of 0.20000000 BTC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9638.0" office:value-type="float"/>
          <table:table-cell table:style-name="from_lot_note_usd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869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3/3: 0.79000000 of 1.00000000 BTC</text:p>
          </table:table-cell>
          <table:table-cell table:style-name="taxable_event_note_default" office:value-type="string">
            <text:p>1/2: 0.79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2/11/2020</text:p>
          </table:table-cell>
          <table:table-cell table:style-name="taxable_event_note_usd" office:value="2562.0" office:value-type="float"/>
          <table:table-cell table:style-name="from_lot_note_usd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42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1/2: 0.21000000 of 2.00000000 BTC</text:p>
          </table:table-cell>
          <table:table-cell table:style-name="taxable_event_note_default" office:value-type="string">
            <text:p>2/2: 0.21000000 of 1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usd" office:value="40602.0" office:value-type="float"/>
          <table:table-cell table:style-name="from_lot_note_usd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10251.0" office:value-type="float"/>
          <table:table-cell table:style-name="taxable_event_note_default" office:value-type="string">
            <text:p>OUT / SELL</text:p>
          </table:table-cell>
          <table:table-cell table:style-name="from_lot_note_default" office:value-type="string">
            <text:p>2/3: 2.01000000 of 5.00000000 BTC</text:p>
          </table:table-cell>
          <table:table-cell table:style-name="taxable_event_note_default" office:value-type="string">
            <text:p>1/1: 2.01000000 of 2.01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arnings" table:style-name="ta1">
        <table:table-column table:style-name="co20" table:default-cell-style-name="ce126"/>
        <table:table-column table:style-name="co21" table:default-cell-style-name="ce126"/>
        <table:table-column table:style-name="co22" table:visibility="collapse" table:default-cell-style-name="ce126"/>
        <table:table-column table:style-name="co23" table:default-cell-style-name="ce126"/>
        <table:table-column table:style-name="co13" table:visibility="collapse" table:default-cell-style-name="ce126"/>
        <table:table-column table:style-name="co24" table:visibility="collapse" table:default-cell-style-name="ce126"/>
        <table:table-column table:style-name="co25" table:visibility="collapse" table:default-cell-style-name="ce125"/>
        <table:table-column table:style-name="co26" table:visibility="collapse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visibility="collapse" table:default-cell-style-name="ce126"/>
        <table:table-column table:style-name="co29" table:visibility="collapse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5" office:value-type="string" calcext:value-type="string" table:number-columns-spanned="14" table:number-rows-spanned="1">
            <text:p>Crypto Wages, Interest, Staking, Airdrops, Hard Forks</text:p>
          </table:table-cell>
          <table:covered-table-cell table:style-name="ce113"/>
          <table:covered-table-cell table:style-name="ce22"/>
          <table:covered-table-cell table:style-name="ce8"/>
          <table:covered-table-cell table:style-name="ce40"/>
          <table:covered-table-cell table:style-name="ce40"/>
          <table:covered-table-cell table:style-name="ce40"/>
          <table:covered-table-cell table:style-name="ce57"/>
          <table:covered-table-cell table:style-name="ce57"/>
          <table:covered-table-cell table:style-name="ce174"/>
          <table:covered-table-cell table:style-name="ce183"/>
          <table:covered-table-cell table:style-name="ce183"/>
          <table:covered-table-cell table:style-name="ce183"/>
          <table:covered-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57"/>
          <table:table-cell table:style-name="ce168"/>
          <table:table-cell table:style-name="ce289"/>
          <table:table-cell table:style-name="ce40"/>
          <table:table-cell table:style-name="ce40"/>
          <table:table-cell table:style-name="ce309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57"/>
          <table:table-cell table:style-name="ce168" office:value-type="string" calcext:value-type="string">
            <text:p>(b) </text:p>
          </table:table-cell>
          <table:table-cell table:style-name="ce168"/>
          <table:table-cell table:style-name="ce22"/>
          <table:table-cell table:style-name="ce40"/>
          <table:table-cell table:style-name="ce156"/>
          <table:table-cell table:style-name="ce168" office:value-type="string" calcext:value-type="string">
            <text:p>(c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220"/>
          <table:table-cell table:style-name="ce169" office:value-type="string" calcext:value-type="string">
            <text:p>Date earned</text:p>
          </table:table-cell>
          <table:table-cell table:style-name="ce308"/>
          <table:table-cell table:style-name="ce158"/>
          <table:table-cell table:style-name="ce40"/>
          <table:table-cell table:style-name="ce156"/>
          <table:table-cell table:style-name="ce169" office:value-type="string" calcext:value-type="string">
            <text:p>Gain</text:p>
          </table:table-cell>
          <table:table-cell table:style-name="ce177" office:value-type="string" calcext:value-type="string">
            <text:p>Transaction</text:p>
          </table:table-cell>
          <table:table-cell table:style-name="ce116"/>
          <table:table-cell table:style-name="ce177" office:value-type="string" calcext:value-type="string">
            <text:p>Earn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earn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228"/>
          <table:table-cell table:style-name="ce286" office:value-type="string" calcext:value-type="string">
            <text:p>(Mo., day, yr.)</text:p>
          </table:table-cell>
          <table:table-cell table:style-name="ce170"/>
          <table:table-cell table:style-name="ce159"/>
          <table:table-cell table:style-name="ce159"/>
          <table:table-cell table:style-name="ce310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17"/>
          <table:table-cell table:style-name="ce178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usd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4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20</text:p>
          </table:table-cell>
          <table:table-cell table:style-name="taxable_event_note_usd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000.0" office:value-type="float"/>
          <table:table-cell table:style-name="taxable_event_note_default" office:value-type="string">
            <text:p>IN / EARN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4">
          <table:table-cell table:style-name="ce216" office:value-type="string" calcext:value-type="string">
            <text:p>Donations</text:p>
          </table:table-cell>
          <table:table-cell table:style-name="ce113"/>
          <table:table-cell table:style-name="ce22"/>
          <table:table-cell table:style-name="ce8"/>
          <table:table-cell table:style-name="Default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dona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Dona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dona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donati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2/2020</text:p>
          </table:table-cell>
          <table:table-cell table:style-name="taxable_event_note_usd" office:value="54197.0" office:value-type="float"/>
          <table:table-cell table:style-name="from_lot_note_usd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758.0" office:value-type="float"/>
          <table:table-cell table:style-name="taxable_event_note_default" office:value-type="string">
            <text:p>OUT / DONATE</text:p>
          </table:table-cell>
          <table:table-cell table:style-name="from_lot_note_default" office:value-type="string">
            <text:p>2/2: 3.79000000 of 4.00000000 BTC</text:p>
          </table:table-cell>
          <table:table-cell table:style-name="taxable_event_note_default" office:value-type="string">
            <text:p>1/1: 3.79000000 of 3.79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Gift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gif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Gifted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gif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gift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2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5418.0" office:value-type="float"/>
          <table:table-cell table:style-name="from_lot_note_usd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938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2/2: 1.79000000 of 2.00000000 BTC</text:p>
          </table:table-cell>
          <table:table-cell table:style-name="taxable_event_note_default" office:value-type="string">
            <text:p>1/3: 1.79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3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42600.0" office:value-type="float"/>
          <table:table-cell table:style-name="from_lot_note_usd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600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1: 3.00000000 of 3.00000000 BTC</text:p>
          </table:table-cell>
          <table:table-cell table:style-name="taxable_event_note_default" office:value-type="string">
            <text:p>2/3: 3.00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4/01/2020</text:p>
          </table:table-cell>
          <table:table-cell table:style-name="taxable_event_note_default" office:value-type="string">
            <text:p>04/11/2020</text:p>
          </table:table-cell>
          <table:table-cell table:style-name="taxable_event_note_usd" office:value="2982.0" office:value-type="float"/>
          <table:table-cell table:style-name="from_lot_note_usd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1.0" office:value-type="float"/>
          <table:table-cell table:style-name="taxable_event_note_default" office:value-type="string">
            <text:p>OUT / GIFT</text:p>
          </table:table-cell>
          <table:table-cell table:style-name="from_lot_note_default" office:value-type="string">
            <text:p>1/2: 0.21000000 of 4.00000000 BTC</text:p>
          </table:table-cell>
          <table:table-cell table:style-name="taxable_event_note_default" office:value-type="string">
            <text:p>3/3: 0.21000000 of 5.00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Fees" table:style-name="ta1">
        <table:table-column table:style-name="co20" table:default-cell-style-name="ce126"/>
        <table:table-column table:style-name="co21" table:default-cell-style-name="ce126"/>
        <table:table-column table:style-name="co22" table:default-cell-style-name="ce126"/>
        <table:table-column table:style-name="co23" table:default-cell-style-name="ce126"/>
        <table:table-column table:style-name="co13" table:default-cell-style-name="ce126"/>
        <table:table-column table:style-name="co24" table:default-cell-style-name="ce126"/>
        <table:table-column table:style-name="co25" table:default-cell-style-name="ce125"/>
        <table:table-column table:style-name="co26" table:default-cell-style-name="ce125"/>
        <table:table-column table:style-name="co27" table:default-cell-style-name="ce126"/>
        <table:table-column table:style-name="co28" table:default-cell-style-name="ce126"/>
        <table:table-column table:style-name="co29" table:default-cell-style-name="ce126"/>
        <table:table-column table:style-name="co29" table:default-cell-style-name="ce126"/>
        <table:table-column table:style-name="co30" table:default-cell-style-name="ce126"/>
        <table:table-column table:style-name="co31" table:default-cell-style-name="ce126"/>
        <table:table-column table:style-name="co32" table:default-cell-style-name="ce126"/>
        <table:table-column table:style-name="co9" table:default-cell-style-name="ce126"/>
        <table:table-column table:style-name="co33" table:default-cell-style-name="ce126"/>
        <table:table-column table:style-name="co34" table:default-cell-style-name="ce126"/>
        <table:table-column table:style-name="co35" table:default-cell-style-name="ce126"/>
        <table:table-column table:style-name="co9" table:default-cell-style-name="ce126"/>
        <table:table-column table:style-name="co36" table:default-cell-style-name="ce126"/>
        <table:table-column table:style-name="co9" table:default-cell-style-name="ce126"/>
        <table:table-row table:style-name="ro3">
          <table:table-cell table:style-name="ce5" office:value-type="string" calcext:value-type="string">
            <text:p>Transfer Fees</text:p>
          </table:table-cell>
          <table:table-cell table:style-name="ce113"/>
          <table:table-cell table:style-name="ce22"/>
          <table:table-cell table:style-name="Default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22"/>
          <table:table-cell table:style-name="ce8"/>
          <table:table-cell table:style-name="ce40"/>
          <table:table-cell table:style-name="ce40"/>
          <table:table-cell table:style-name="ce40"/>
          <table:table-cell table:style-name="ce57"/>
          <table:table-cell table:style-name="ce57"/>
          <table:table-cell table:style-name="ce174"/>
          <table:table-cell table:style-name="ce183"/>
          <table:table-cell table:style-name="ce183"/>
          <table:table-cell table:style-name="ce183"/>
          <table:table-cell table:style-name="ce18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3"/>
          <table:table-cell table:style-name="ce113"/>
          <table:table-cell table:style-name="ce131"/>
          <table:table-cell table:style-name="ce8"/>
          <table:table-cell table:style-name="ce148"/>
          <table:table-cell table:style-name="ce156"/>
          <table:table-cell table:style-name="ce40"/>
          <table:table-cell table:style-name="ce57"/>
          <table:table-cell table:style-name="ce167"/>
          <table:table-cell table:style-name="ce175" office:value-type="string" calcext:value-type="string" table:number-columns-spanned="5" table:number-rows-spanned="2">
            <text:p>Additional Transaction Information</text:p>
          </table:table-cell>
          <table:covered-table-cell table:style-name="ce184"/>
          <table:covered-table-cell table:style-name="ce86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8" office:value-type="string" calcext:value-type="string" table:number-columns-spanned="2" table:number-rows-spanned="1">
            <text:p>(a)</text:p>
          </table:table-cell>
          <table:covered-table-cell table:style-name="ce8"/>
          <table:table-cell table:style-name="ce131" office:value-type="string" calcext:value-type="string">
            <text:p>(b)</text:p>
          </table:table-cell>
          <table:table-cell table:style-name="ce8" office:value-type="string" calcext:value-type="string">
            <text:p>(c) </text:p>
          </table:table-cell>
          <table:table-cell table:style-name="ce131" office:value-type="string" calcext:value-type="string">
            <text:p>(d)</text:p>
          </table:table-cell>
          <table:table-cell table:style-name="ce157" office:value-type="string" calcext:value-type="string">
            <text:p>(e)</text:p>
          </table:table-cell>
          <table:table-cell table:style-name="ce161"/>
          <table:table-cell table:style-name="ce161"/>
          <table:table-cell table:style-name="ce168" office:value-type="string" calcext:value-type="string">
            <text:p>(h) </text:p>
          </table:table-cell>
          <table:covered-table-cell table:style-name="ce176"/>
          <table:covered-table-cell table:style-name="ce185"/>
          <table:covered-table-cell table:style-name="ce192"/>
          <table:covered-table-cell table:style-name="ce86"/>
          <table:covered-table-cell table:style-name="ce8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9" office:value-type="string" calcext:value-type="string" table:number-columns-spanned="2" table:number-rows-spanned="1">
            <text:p>Description of property</text:p>
          </table:table-cell>
          <table:covered-table-cell table:style-name="ce9"/>
          <table:table-cell table:style-name="ce132" office:value-type="string" calcext:value-type="string">
            <text:p>Date acquired</text:p>
          </table:table-cell>
          <table:table-cell table:style-name="ce9" office:value-type="string" calcext:value-type="string">
            <text:p>Date transacted</text:p>
          </table:table-cell>
          <table:table-cell table:style-name="ce149" office:value-type="string" calcext:value-type="string">
            <text:p>Proceeds (price at</text:p>
          </table:table-cell>
          <table:table-cell table:style-name="ce158" office:value-type="string" calcext:value-type="string">
            <text:p>Cost or other basis.</text:p>
          </table:table-cell>
          <table:table-cell table:style-name="ce148" office:value-type="string" calcext:value-type="string">
            <text:p>(f)</text:p>
          </table:table-cell>
          <table:table-cell table:style-name="ce164" office:value-type="string" calcext:value-type="string">
            <text:p>(g)</text:p>
          </table:table-cell>
          <table:table-cell table:style-name="ce169" office:value-type="string" calcext:value-type="string">
            <text:p>Gain or (loss) </text:p>
          </table:table-cell>
          <table:table-cell table:style-name="ce177" office:value-type="string" calcext:value-type="string">
            <text:p>Transaction</text:p>
          </table:table-cell>
          <table:table-cell table:style-name="ce186" office:value-type="string" calcext:value-type="string">
            <text:p>Acquired lot fraction</text:p>
          </table:table-cell>
          <table:table-cell table:style-name="ce193" office:value-type="string" calcext:value-type="string">
            <text:p>Transaction fee lot fraction</text:p>
          </table:table-cell>
          <table:table-cell table:style-name="ce197" office:value-type="string" calcext:value-type="string">
            <text:p>Capital </text:p>
          </table:table-cell>
          <table:table-cell table:style-name="ce193" office:value-type="string" calcext:value-type="string">
            <text:p>Date transacted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office:value-type="string" calcext:value-type="string" table:number-columns-spanned="2" table:number-rows-spanned="1">
            <text:p>(Example: 100 sh. XYZ Co.) </text:p>
          </table:table-cell>
          <table:covered-table-cell table:style-name="ce10"/>
          <table:table-cell table:style-name="ce133" office:value-type="string" calcext:value-type="string">
            <text:p>(Mo., day, yr.)</text:p>
          </table:table-cell>
          <table:table-cell table:style-name="ce10" office:value-type="string" calcext:value-type="string">
            <text:p>(Mo., day, yr.)</text:p>
          </table:table-cell>
          <table:table-cell table:style-name="ce150" office:value-type="string" calcext:value-type="string">
            <text:p>time of transacton)</text:p>
          </table:table-cell>
          <table:table-cell table:style-name="ce159"/>
          <table:table-cell table:style-name="ce150"/>
          <table:table-cell table:style-name="ce159"/>
          <table:table-cell table:style-name="ce170"/>
          <table:table-cell table:style-name="ce178" office:value-type="string" calcext:value-type="string">
            <text:p>Type</text:p>
          </table:table-cell>
          <table:table-cell table:style-name="ce187"/>
          <table:table-cell table:style-name="ce194"/>
          <table:table-cell table:style-name="ce198" office:value-type="string" calcext:value-type="string">
            <text:p>Gains Type</text:p>
          </table:table-cell>
          <table:table-cell table:style-name="ce194" office:value-type="string" calcext:value-type="string">
            <text:p>(full timestamp including time)</text:p>
          </table:table-cell>
          <table:table-cell table:style-name="ce203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1/01/2020</text:p>
          </table:table-cell>
          <table:table-cell table:style-name="taxable_event_note_default" office:value-type="string">
            <text:p>01/21/2020</text:p>
          </table:table-cell>
          <table:table-cell table:style-name="taxable_event_note_usd" office:value="114.0" office:value-type="float"/>
          <table:table-cell table:style-name="from_lot_note_usd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3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2/3: 0.01000000 of 1.00000000 BTC</text:p>
          </table:table-cell>
          <table:table-cell table:style-name="taxable_event_note_default" office:value-type="string">
            <text:p>1/1: 0.01000000 of 0.01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usd" office:value="288.0" office:value-type="float"/>
          <table:table-cell table:style-name="from_lot_note_usd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-14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1/3: 0.02000000 of 5.00000000 BTC</text:p>
          </table:table-cell>
          <table:table-cell table:style-name="taxable_event_note_default" office:value-type="string">
            <text:p>1/1: 0.02000000 of 0.02000000 BTC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TC</text:p>
          </table:table-cell>
          <table:table-cell table:style-name="from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usd" office:value="856.0" office:value-type="float"/>
          <table:table-cell table:style-name="from_lot_note_usd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usd" office:value="252.0" office:value-type="float"/>
          <table:table-cell table:style-name="taxable_event_note_default" office:value-type="string">
            <text:p>INTRA / MOVE</text:p>
          </table:table-cell>
          <table:table-cell table:style-name="from_lot_note_default" office:value-type="string">
            <text:p>3/3: 0.04000000 of 5.00000000 BTC</text:p>
          </table:table-cell>
          <table:table-cell table:style-name="taxable_event_note_default" office:value-type="string">
            <text:p>1/1: 0.04000000 of 0.04000000 BTC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2"/>
          <table:table-cell table:style-name="ce125"/>
          <table:table-cell table:style-name="ce125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9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1"/>
          <table:table-cell table:style-name="ce138"/>
          <table:table-cell/>
          <table:table-cell/>
          <table:table-cell table:style-name="ce171"/>
          <table:table-cell table:style-name="ce146"/>
          <table:table-cell table:style-name="ce125"/>
          <table:table-cell table:style-name="ce125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9"/>
          <table:table-cell table:style-name="ce119"/>
          <table:table-cell table:style-name="ce134"/>
          <table:table-cell table:style-name="ce120"/>
          <table:table-cell table:style-name="ce152"/>
          <table:table-cell table:style-name="ce152"/>
          <table:table-cell table:style-name="ce152"/>
          <table:table-cell table:style-name="ce165"/>
          <table:table-cell table:style-name="ce165"/>
          <table:table-cell table:style-name="ce125"/>
          <table:table-cell table:style-name="ce162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0"/>
          <table:table-cell table:style-name="ce120"/>
          <table:table-cell table:style-name="ce134"/>
          <table:table-cell table:style-name="ce120"/>
          <table:table-cell table:style-name="ce134"/>
          <table:table-cell table:style-name="ce134"/>
          <table:table-cell table:style-name="ce152"/>
          <table:table-cell table:style-name="ce152"/>
          <table:table-cell table:style-name="ce134"/>
          <table:table-cell table:style-name="ce179"/>
          <table:table-cell table:style-name="ce188"/>
          <table:table-cell table:style-name="ce179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1"/>
          <table:table-cell table:style-name="ce121"/>
          <table:table-cell table:style-name="ce122"/>
          <table:table-cell table:style-name="ce121"/>
          <table:table-cell table:style-name="ce153"/>
          <table:table-cell table:style-name="ce160"/>
          <table:table-cell table:style-name="ce152"/>
          <table:table-cell table:style-name="ce166"/>
          <table:table-cell table:style-name="ce122"/>
          <table:table-cell table:style-name="ce160"/>
          <table:table-cell table:style-name="ce188"/>
          <table:table-cell table:style-name="ce160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2"/>
          <table:table-cell table:style-name="ce122"/>
          <table:table-cell table:style-name="ce122"/>
          <table:table-cell table:style-name="ce122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53"/>
          <table:table-cell table:style-name="ce188"/>
          <table:table-cell table:style-name="ce153"/>
          <table:table-cell table:style-name="ce199"/>
          <table:table-cell table:style-name="ce199"/>
          <table:table-cell table:style-name="ce199"/>
          <table:table-cell table:style-name="ce199"/>
          <table:table-cell table:style-name="ce203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8"/>
          <table:table-cell table:style-name="ce135"/>
          <table:table-cell table:style-name="ce143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1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3"/>
          <table:table-cell table:style-name="ce127"/>
          <table:table-cell table:style-name="ce135"/>
          <table:table-cell table:style-name="ce142"/>
          <table:table-cell table:style-name="ce154"/>
          <table:table-cell table:style-name="ce151"/>
          <table:table-cell table:style-name="ce162"/>
          <table:table-cell table:style-name="ce162"/>
          <table:table-cell table:style-name="ce171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3"/>
          <table:table-cell table:style-name="ce128"/>
          <table:table-cell table:style-name="ce136"/>
          <table:table-cell table:style-name="ce144"/>
          <table:table-cell table:style-name="ce154"/>
          <table:table-cell table:style-name="ce154"/>
          <table:table-cell table:style-name="ce162"/>
          <table:table-cell table:style-name="ce162"/>
          <table:table-cell table:style-name="ce172"/>
          <table:table-cell table:style-name="ce180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4"/>
          <table:table-cell table:style-name="ce129"/>
          <table:table-cell table:style-name="ce137"/>
          <table:table-cell table:style-name="ce145"/>
          <table:table-cell table:style-name="ce155"/>
          <table:table-cell table:style-name="ce155"/>
          <table:table-cell/>
          <table:table-cell/>
          <table:table-cell table:style-name="ce173"/>
          <table:table-cell table:style-name="ce182"/>
          <table:table-cell table:style-name="ce189"/>
          <table:table-cell table:style-name="ce195"/>
          <table:table-cell table:style-name="ce129"/>
          <table:table-cell table:style-name="ce202"/>
          <table:table-cell table:style-name="ce205"/>
          <table:table-cell table:style-name="ce125"/>
          <table:table-cell table:style-name="ce206"/>
          <table:table-cell table:style-name="ce211"/>
          <table:table-cell table:style-name="ce211"/>
          <table:table-cell table:style-name="ce125"/>
          <table:table-cell table:style-name="ce211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7"/>
          <table:table-cell table:style-name="ce212"/>
          <table:table-cell table:style-name="ce212"/>
          <table:table-cell table:style-name="ce125"/>
          <table:table-cell table:style-name="ce212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39"/>
          <table:table-cell/>
          <table:table-cell/>
          <table:table-cell table:style-name="ce171"/>
          <table:table-cell table:style-name="ce180"/>
          <table:table-cell table:style-name="ce125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39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9"/>
          <table:table-cell table:style-name="ce139"/>
          <table:table-cell table:style-name="ce139"/>
          <table:table-cell table:style-name="ce125"/>
          <table:table-cell table:style-name="ce139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6"/>
          <table:table-cell table:style-name="ce151"/>
          <table:table-cell table:style-name="ce151"/>
          <table:table-cell/>
          <table:table-cell/>
          <table:table-cell table:style-name="ce171"/>
          <table:table-cell table:style-name="ce181"/>
          <table:table-cell table:style-name="ce190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9"/>
          <table:table-cell table:style-name="ce142"/>
          <table:table-cell table:style-name="ce151"/>
          <table:table-cell table:style-name="ce151"/>
          <table:table-cell/>
          <table:table-cell/>
          <table:table-cell table:style-name="ce171"/>
          <table:table-cell table:style-name="ce180"/>
          <table:table-cell table:style-name="ce190"/>
          <table:table-cell table:style-name="ce196"/>
          <table:table-cell table:style-name="ce127"/>
          <table:table-cell table:style-name="ce200"/>
          <table:table-cell table:style-name="ce204"/>
          <table:table-cell table:style-name="ce125"/>
          <table:table-cell table:style-name="ce208"/>
          <table:table-cell table:style-name="ce213"/>
          <table:table-cell table:style-name="ce213"/>
          <table:table-cell table:style-name="ce125"/>
          <table:table-cell table:style-name="ce213"/>
          <table:table-cell table:style-name="ce125"/>
          <table:table-cell/>
        </table:table-row>
        <table:table-row table:style-name="ro2">
          <table:table-cell table:style-name="ce123"/>
          <table:table-cell table:style-name="ce127"/>
          <table:table-cell table:style-name="ce138"/>
          <table:table-cell table:style-name="ce146"/>
          <table:table-cell table:style-name="ce151"/>
          <table:table-cell table:style-name="ce138"/>
          <table:table-cell/>
          <table:table-cell/>
          <table:table-cell table:style-name="ce171"/>
          <table:table-cell table:style-name="ce181"/>
          <table:table-cell table:style-name="ce125"/>
          <table:table-cell table:style-name="ce196"/>
          <table:table-cell table:style-name="ce127"/>
          <table:table-cell table:style-name="ce201"/>
          <table:table-cell table:style-name="ce204"/>
          <table:table-cell table:style-name="ce125"/>
          <table:table-cell table:style-name="ce138"/>
          <table:table-cell table:style-name="ce138"/>
          <table:table-cell table:style-name="ce138"/>
          <table:table-cell table:style-name="ce125"/>
          <table:table-cell table:style-name="ce138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/>
          <table:table-cell table:style-name="ce125"/>
          <table:table-cell table:style-name="ce140"/>
          <table:table-cell table:style-name="ce125"/>
          <table:table-cell table:style-name="ce125"/>
          <table:table-cell table:style-name="ce125"/>
          <table:table-cell/>
          <table:table-cell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 table:style-name="ce125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usd" style:display-name="transparent_usd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usd" style:display-name="taxable_event_usd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usd" style:display-name="taxable_event_alt_usd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usd" style:display-name="from_lot_usd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usd" style:display-name="from_lot_alt_usd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usd" style:display-name="highlighted_usd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usd" style:display-name="bold_usd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usd" style:display-name="transparent_border_usd" style:family="table-cell" style:parent-style-name="transparent_5f_usd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usd" style:display-name="taxable_event_border_usd" style:family="table-cell" style:parent-style-name="taxable_5f_even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usd" style:display-name="taxable_event_alt_border_usd" style:family="table-cell" style:parent-style-name="taxable_5f_event_5f_alt_5f_usd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usd" style:display-name="from_lot_border_usd" style:family="table-cell" style:parent-style-name="from_5f_lot_5f_usd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usd" style:display-name="from_lot_alt_border_usd" style:family="table-cell" style:parent-style-name="from_5f_lot_5f_alt_5f_usd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usd" style:display-name="highlighted_border_usd" style:family="table-cell" style:parent-style-name="highlighted_5f_usd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usd" style:display-name="bold_border_usd" style:family="table-cell" style:parent-style-name="bold_5f_usd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usd" style:display-name="taxable_event_note_usd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usd" style:display-name="from_lot_note_usd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usd" style:display-name="taxable_event_note_border_usd" style:family="table-cell" style:parent-style-name="taxable_5f_event_5f_note_5f_usd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usd" style:display-name="from_lot_note_border_usd" style:family="table-cell" style:parent-style-name="from_5f_lot_5f_note_5f_usd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0:00:30.345581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1-09-20T17:57:14.263164</dc:date>
    <meta:editing-duration>P1DT7H32M45S</meta:editing-duration>
    <meta:editing-cycles>87</meta:editing-cycles>
    <meta:generator>http://pypi.python.org/pypi/ezodf/0.1.0$Python3.8.10 (default, Jun  2 2021, 10:49:15) 
[GCC 9.4.0]</meta:generator>
    <meta:document-statistic meta:table-count="8" meta:cell-count="423" meta:object-count="0"/>
  </office:meta>
</office:document-meta>
</file>